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4981708105586463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</text:list-item>
                    <text:list-item>
                      <text:p text:style-name="P2">indiquer langage</text:p>
                    </text:list-item>
                    <text:list-item>
                      <text:p text:style-name="P2">compiler en lignes de commandes</text:p>
                    </text:list-item>
                    <text:list-item>
                      <text:p text:style-name="P2">exécuter en lignes de commandes</text:p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type de programme</text:p>
                  <text:list>
                    <text:list-item>
                      <text:p text:style-name="P2">2 types de programmes possibles. Lesquels ?</text:p>
                    </text:list-item>
                    <text:list-item>
                      <text:p text:style-name="P2">2ème type... Vu maintenant ? Pourquoi ?</text:p>
                    </text:list-item>
                  </text:list>
                </text:list-item>
                <text:list-item>
                  <text:p text:style-name="P1">un minimum de code</text:p>
                  <text:list>
                    <text:list-item>
                      <text:p text:style-name="P1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2">2 inclusions</text:p>
                            </text:list-item>
                            <text:list-item>
                              <text:p text:style-name="P2">l'en-tête de la fonction principale</text:p>
                            </text:list-item>
                            <text:list-item>
                              <text:p text:style-name="P2">l'instruction terminant le programme</text:p>
                            </text:list-item>
                            <text:list-item>
                              <text:p text:style-name="P2">un dernier truc à la fin que j'aime pas</text:p>
                            </text:list-item>
                          </text:list>
                        </text:list-item>
                        <text:list-item>
                          <text:p text:style-name="P2">façon longue d'écrire l'en-tête (j'en aurais besoin en systèmes)</text:p>
                        </text:list-item>
                        <text:list-item>
                          <text:p text:style-name="P2">afficher un message à l'écran</text:p>
                        </text:list-item>
                        <text:list-item>
                          <text:p text:style-name="P2">sauter une ligne</text:p>
                        </text:list-item>
                      </text:list>
                    </text:list-item>
                    <text:list-item>
                      <text:p text:style-name="P1">analysons le code minimal</text:p>
                      <text:list>
                        <text:list-item>
                          <text:p text:style-name="P2">comment appelle t-on en générale lignes commençant par # ?</text:p>
                        </text:list-item>
                        <text:list-item>
                          <text:p text:style-name="P2">a quoi sert include ?</text:p>
                        </text:list-item>
                        <text:list-item>
                          <text:p text:style-name="P2"><text:soft-page-break/>comment s'appelle le type de fichiers qu'on inclus systématiquement au début des programmes ? Comment on les encadre ?</text:p>
                        </text:list-item>
                        <text:list-item>
                          <text:p text:style-name="P2">comment appelle t-on ce qui a une en-tête et des accolades ?</text:p>
                        </text:list-item>
                        <text:list-item>
                          <text:p text:style-name="P2">à quoi servent ces trucs ?</text:p>
                        </text:list-item>
                        <text:list-item>
                          <text:p text:style-name="P2">syntaxe globale fonction</text:p>
                        </text:list-item>
                        <text:list-item>
                          <text:p text:style-name="P2">nom fonction principale</text:p>
                        </text:list-item>
                        <text:list-item>
                          <text:p text:style-name="P2">a quoi sert la dernière instruction d'un programme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2">qu'est ce qu'une bibliothèque ?</text:p>
                    </text:list-item>
                    <text:list-item>
                      <text:p text:style-name="P2">afficher un message de façon triviale</text:p>
                    </text:list-item>
                    <text:list-item>
                      <text:p text:style-name="P1">les caractères spéciaux</text:p>
                      <text:list>
                        <text:list-item>
                          <text:p text:style-name="P2">syntaxe générale</text:p>
                        </text:list-item>
                        <text:list-item>
                          <text:p text:style-name="P2">2 très courants</text:p>
                        </text:list-item>
                        <text:list-item>
                          <text:p text:style-name="P2">perso : échapper un caractère</text:p>
                        </text:list-item>
                      </text:list>
                    </text:list-item>
                    <text:list-item>
                      <text:p text:style-name="P1">les accents</text:p>
                      <text:list>
                        <text:list-item>
                          <text:p text:style-name="P2">quels problèmes peuvent poser les accents ?</text:p>
                        </text:list-item>
                        <text:list-item>
                          <text:p text:style-name="P2">dans quels cas ?</text:p>
                        </text:list-item>
                      </text:list>
                    </text:list-item>
                  </text:list>
                </text:list-item>
                <text:list-item>
                  <text:p text:style-name="P1">les commentaires</text:p>
                  <text:list>
                    <text:list-item>
                      <text:p text:style-name="P2">2 types</text:p>
                    </text:list-item>
                    <text:list-item>
                      <text:p text:style-name="P2">2 utilités</text:p>
                    </text:list-item>
                  </text:list>
                </text:list-item>
              </text:list>
            </text:list-item>
            <text:list-item>
              <text:p text:style-name="P1">un monde de variables</text:p>
              <text:list>
                <text:list-item>
                  <text:p text:style-name="P1">une affaire de mémoire</text:p>
                  <text:list>
                    <text:list-item>
                      <text:p text:style-name="P2">un seul type de mémoire dans un ordi ou plusieurs ?</text:p>
                    </text:list-item>
                    <text:list-item>
                      <text:p text:style-name="P2">pourquoi ?</text:p>
                    </text:list-item>
                    <text:list-item>
                      <text:p text:style-name="P2">les différents types de mémoire (4 classées selon la rapidité + nature)</text:p>
                      <text:list>
                        <text:list-item>
                          <text:p text:style-name="P2">avec quelle mémoire intéragissent les programmes que j'écris pour l'instant ?</text:p>
                        </text:list-item>
                        <text:list-item>
                          <text:p text:style-name="P2">vraie dans tous les langages de programmation ? Possible intéragire directement avec mémoire la plus petite ? (avec processeur plutot)</text:p>
                        </text:list-item>
                        <text:list-item>
                          <text:p text:style-name="P2">durabilité des infos en fonction des mémoires</text:p>
                        </text:list-item>
                      </text:list>
                    </text:list-item>
                    <text:list-item>
                      <text:p text:style-name="P2">aspect visuel RAM (effort imaginatif)</text:p>
                    </text:list-item>
                    <text:list-item>
                      <text:p text:style-name="P2">comment est organisée la RAM ultra-grossièrement ?</text:p>
                    </text:list-item>
                    <text:list-item>
                      <text:p text:style-name="P2">qu'est ce qu'une variable ?</text:p>
                    </text:list-item>
                  </text:list>
                </text:list-item>
                <text:list-item>
                  <text:p text:style-name="P1">définir etc une variable</text:p>
                  <text:list>
                    <text:list-item>
                      <text:p text:style-name="P1">donner un nom à ses variables</text:p>
                      <text:list>
                        <text:list-item>
                          <text:p text:style-name="P2">syntaxe nommage variables</text:p>
                        </text:list-item>
                        <text:list-item>
                          <text:p text:style-name="P2">normes de nommage (pas obligé mais façon usuelle)</text:p>
                        </text:list-item>
                      </text:list>
                    </text:list-item>
                    <text:list-item>
                      <text:p text:style-name="P1">les types de variables</text:p>
                      <text:list>
                        <text:list-item>
                          <text:p text:style-name="P2">les types de variables et leurs bornes minimales garanties (6-7 au moins)</text:p>
                        </text:list-item>
                        <text:list-item>
                          <text:p text:style-name="P2">notes sur bornes</text:p>
                        </text:list-item>
                        <text:list-item>
                          <text:p text:style-name="P2">rendre un type plus grand mais uniquement positif</text:p>
                        </text:list-item>
                        <text:list-item>
                          <text:p text:style-name="P2">particularité du type le plus petit niveau négatifs / absence de négatifs</text:p>
                        </text:list-item>
                      </text:list>
                    </text:list-item>
                    <text:list-item>
                      <text:p text:style-name="P1">définir (pas déclarer il s'est trompé) une variable</text:p>
                      <text:list>
                        <text:list-item>
                          <text:p text:style-name="P2">perso : différence déclaration / définition / initialisation / affectation</text:p>
                        </text:list-item>
                        <text:list-item>
                          <text:p text:style-name="P2">syntaxe définition variable</text:p>
                        </text:list-item>
                        <text:list-item>
                          <text:p text:style-name="P2">définir plusieurs variables de même type en une ligne</text:p>
                        </text:list-item>
                        <text:list-item>
                          <text:p text:style-name="P2">valeur variable définie mais non initialisée</text:p>
                        </text:list-item>
                        <text:list-item>
                          <text:p text:style-name="P1">constantes</text:p>
                          <text:list>
                            <text:list-item>
                              <text:p text:style-name="P1">définir et initialiser</text:p>
                            </text:list-item>
                            <text:list-item>
                              <text:p text:style-name="P1">conventions de nommag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afficher le contenu d'une variable</text:p>
                  <text:list>
                    <text:list-item>
                      <text:p text:style-name="P1">syntaxe</text:p>
                    </text:list-item>
                    <text:list-item>
                      <text:p text:style-name="P1">symboles selon les types</text:p>
                    </text:list-item>
                  </text:list>
                </text:list-item>
                <text:list-item>
                  <text:p text:style-name="P1">récupérer une saisie</text:p>
                  <text:list>
                    <text:list-item>
                      <text:p text:style-name="P1">syntaxe demande valeurs</text:p>
                    </text:list-item>
                    <text:list-item>
                      <text:p text:style-name="P1">divergence avec printf niveau symboles d'identification de types</text:p>
                    </text:list-item>
                    <text:list-item>
                      <text:p text:style-name="P1">comportement si l'utilisateur rentre des données de type différent</text:p>
                    </text:list-item>
                  </text:list>
                </text:list-item>
              </text:list>
            </text:list-item>
            <text:list-item>
              <text:p text:style-name="P1">une bête de calcul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30T01:46:27</dc:date>
    <dc:creator>yjfjyf jjku</dc:creator>
    <meta:editing-duration>PT5H42M41S</meta:editing-duration>
    <meta:editing-cycles>123</meta:editing-cycles>
    <meta:generator>OpenOffice/4.0.0$Unix OpenOffice.org_project/400m3$Build-9702</meta:generator>
    <meta:document-statistic meta:table-count="0" meta:image-count="0" meta:object-count="0" meta:page-count="3" meta:paragraph-count="104" meta:word-count="692" meta:character-count="3715"/>
  </office:meta>
</office:document-meta>
</file>